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a3a" officeooo:paragraph-rsid="00005a3a"/>
    </style:style>
    <style:style style:name="P2" style:family="paragraph" style:parent-style-name="Standard">
      <style:text-properties officeooo:rsid="0001ea48" officeooo:paragraph-rsid="0001ea48"/>
    </style:style>
    <style:style style:name="P3" style:family="paragraph" style:parent-style-name="Standard">
      <style:text-properties officeooo:rsid="00038f2f" officeooo:paragraph-rsid="00038f2f"/>
    </style:style>
    <style:style style:name="P4" style:family="paragraph" style:parent-style-name="Standard">
      <style:text-properties officeooo:rsid="0004bc4f" officeooo:paragraph-rsid="0004bc4f"/>
    </style:style>
    <style:style style:name="P5" style:family="paragraph" style:parent-style-name="Standard">
      <style:text-properties officeooo:rsid="0004bc4f" officeooo:paragraph-rsid="000657eb"/>
    </style:style>
    <style:style style:name="P6" style:family="paragraph" style:parent-style-name="Standard">
      <style:text-properties style:font-name="Arial Black" officeooo:rsid="0004bc4f" officeooo:paragraph-rsid="000657eb"/>
    </style:style>
    <style:style style:name="P7" style:family="paragraph" style:parent-style-name="Standard">
      <style:text-properties officeooo:rsid="00005a3a" officeooo:paragraph-rsid="00005a3a"/>
    </style:style>
    <style:style style:name="P8" style:family="paragraph" style:parent-style-name="Standard">
      <style:text-properties style:font-name="Liberation Serif" officeooo:rsid="00005a3a" officeooo:paragraph-rsid="00005a3a"/>
    </style:style>
    <style:style style:name="T1" style:family="text">
      <style:text-properties style:font-name="Lucida Calligraphy"/>
    </style:style>
    <style:style style:name="T2" style:family="text">
      <style:text-properties officeooo:rsid="0001ea48"/>
    </style:style>
    <style:style style:name="T3" style:family="text">
      <style:text-properties style:font-name="Liberation Serif" officeooo:rsid="0001ea48"/>
    </style:style>
    <style:style style:name="T4" style:family="text">
      <style:text-properties officeooo:rsid="00038f2f"/>
    </style:style>
    <style:style style:name="T5" style:family="text">
      <style:text-properties fo:color="#0000ee" loext:opacity="100%">
        <loext:char-complex-color loext:theme-type="hyperlink" loext:color-type="theme">
          <loext:transformation loext:type="lumoff" loext:value="0"/>
        </loext:char-complex-color>
      </style:text-properties>
    </style:style>
    <style:style style:name="T6" style:family="text">
      <style:text-properties fo:color="#0000ee" loext:opacity="100%"/>
    </style:style>
    <style:style style:name="T7" style:family="text">
      <style:text-properties style:font-name="Arial Black"/>
    </style:style>
    <style:style style:name="T8" style:family="text">
      <style:text-properties style:font-name="Arial Black" officeooo:rsid="000657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is Enrique Creach.</text:p>
      <text:p text:style-name="P1">Caratteristiche del computer in uso.</text:p>
      <text:p text:style-name="P1">Ottenuto dal software </text:p>
      <text:p text:style-name="P1"><text:span text:style-name="T1"/></text:p>
      <text:p text:style-name="P8">CPU</text:p>
      <text:p text:style-name="P8"/>
      <text:p text:style-name="P8"><text:tab/>12th Gen Intel(R) Core(TM) i7-12650H</text:p>
      <text:p text:style-name="P8"/>
      <text:p text:style-name="P8"><text:tab/>Velocità di base:<text:tab/>2,30 GHz</text:p>
      <text:p text:style-name="P8"><text:tab/>Processori fisici:<text:tab/>1</text:p>
      <text:p text:style-name="P8"><text:tab/>Cores:<text:tab/>10</text:p>
      <text:p text:style-name="P8"><text:tab/>Processori logici:<text:tab/>16</text:p>
      <text:p text:style-name="P8"><text:tab/>Virtualizzazione:<text:tab/>Abilitato</text:p>
      <text:p text:style-name="P8"><text:tab/>Cache L1:<text:tab/>864 KB</text:p>
      <text:p text:style-name="P8"><text:tab/>Cache L2:<text:tab/>9,5 MB</text:p>
      <text:p text:style-name="P8"><text:tab/>Cache L3:<text:tab/>24,0 MB</text:p>
      <text:p text:style-name="P8"/>
      <text:p text:style-name="P8"><text:tab/>Utilizzo<text:tab/>13%</text:p>
      <text:p text:style-name="P8"><text:tab/>Velocità<text:tab/>2,53 GHz</text:p>
      <text:p text:style-name="P8"><text:tab/>Tempo di attività<text:tab/>14:06:11:02</text:p>
      <text:p text:style-name="P8"><text:tab/>Processi<text:tab/>254</text:p>
      <text:p text:style-name="P8"><text:tab/>Thread<text:tab/>3589</text:p>
      <text:p text:style-name="P8"><text:tab/>Handle<text:tab/>137097</text:p>
      <text:p text:style-name="P8"/>
      <text:p text:style-name="P8"/>
      <text:p text:style-name="P8">Memoria</text:p>
      <text:p text:style-name="P8"/>
      <text:p text:style-name="P8"><text:tab/>16,0 GB</text:p>
      <text:p text:style-name="P8"/>
      <text:p text:style-name="P8"><text:tab/>Velocità:<text:tab/>3200 MHz</text:p>
      <text:p text:style-name="P8"><text:tab/>Slot utilizzati:<text:tab/>2 di 2</text:p>
      <text:p text:style-name="P8"><text:tab/>Fattore formato:<text:tab/>SODIMM</text:p>
      <text:p text:style-name="P8"><text:tab/>Riservata per l'hardware:<text:tab/>299 MB</text:p>
      <text:p text:style-name="P8"/>
      <text:p text:style-name="P8"><text:tab/>Disponibile<text:tab/>6,2 GB</text:p>
      <text:p text:style-name="P8"><text:tab/>Cache<text:tab/>3,5 GB</text:p>
      <text:p text:style-name="P8"><text:tab/>Vincolata<text:tab/>15,2/19,2 GB</text:p>
      <text:p text:style-name="P8"><text:tab/>Pool di paging<text:tab/>678 MB</text:p>
      <text:p text:style-name="P8"><text:tab/>Pool non di paging<text:tab/>1,1 GB</text:p>
      <text:p text:style-name="P8"><text:tab/>In uso (compressa)<text:tab/>9,4 GB (918 MB)</text:p>
      <text:p text:style-name="P8"/>
      <text:p text:style-name="P8"/>
      <text:p text:style-name="P8">Disco 0 (C:)</text:p>
      <text:p text:style-name="P8"/>
      <text:p text:style-name="P8"><text:tab/>SAMSUNG MZVL4512HBLU-00BTW</text:p>
      <text:p text:style-name="P8"/>
      <text:p text:style-name="P8"><text:tab/>Capacità:<text:tab/>477 GB</text:p>
      <text:p text:style-name="P8"><text:tab/>Formattato:<text:tab/>477 GB</text:p>
      <text:p text:style-name="P8"><text:tab/>Disco di sistema:<text:tab/>Sì</text:p>
      <text:p text:style-name="P8"><text:tab/>File di paging:<text:tab/>Sì</text:p>
      <text:p text:style-name="P8"><text:tab/>Tipo:<text:tab/>SSD</text:p>
      <text:p text:style-name="P8"/>
      <text:p text:style-name="P8"><text:soft-page-break/><text:tab/>Velocità lettura<text:tab/>0 KB/s</text:p>
      <text:p text:style-name="P8"><text:tab/>Velocità scrittura<text:tab/>103 KB/s</text:p>
      <text:p text:style-name="P8"><text:tab/>Tempo di attività<text:tab/>1%</text:p>
      <text:p text:style-name="P8"><text:tab/>Tempo di risposta medio<text:tab/>6,6 ms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14:36:07.863000000</meta:creation-date>
    <dc:date>2024-05-07T20:23:03.105000000</dc:date>
    <meta:editing-duration>PT2H47M52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2" meta:word-count="144" meta:character-count="860" meta:non-whitespace-character-count="721"/>
  </office:meta>
</office:document-meta>
</file>